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accelerator/current.xml"/>
  <manifest:file-entry manifest:media-type="" manifest:full-path="Object 18/Configurations2/accelerato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accelerator/current.xml"/>
  <manifest:file-entry manifest:media-type="" manifest:full-path="Object 19/Configurations2/accelerato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0ca92a"/>
    </style:style>
    <style:style style:name="P2" style:family="paragraph" style:parent-style-name="Standard" style:list-style-name="L1">
      <style:text-properties officeooo:paragraph-rsid="000dbe76"/>
    </style:style>
    <style:style style:name="P3" style:family="paragraph" style:parent-style-name="Standard" style:list-style-name="L1">
      <style:text-properties officeooo:paragraph-rsid="000f22ba"/>
    </style:style>
    <style:style style:name="P4" style:family="paragraph" style:parent-style-name="Standard">
      <style:text-properties officeooo:paragraph-rsid="000dbe76"/>
    </style:style>
    <style:style style:name="P5" style:family="paragraph" style:parent-style-name="Standard" style:list-style-name="L1">
      <style:text-properties fo:font-weight="bold" officeooo:paragraph-rsid="000f22ba" style:font-weight-asian="bold" style:font-weight-complex="bold"/>
    </style:style>
    <style:style style:name="P6" style:family="paragraph" style:parent-style-name="Standard">
      <style:text-properties officeooo:paragraph-rsid="001310f9"/>
    </style:style>
    <style:style style:name="P7" style:family="paragraph" style:parent-style-name="Standard">
      <style:text-properties officeooo:paragraph-rsid="0016083c"/>
    </style:style>
    <style:style style:name="P8" style:family="paragraph" style:parent-style-name="Standard">
      <style:text-properties officeooo:paragraph-rsid="00185d65"/>
    </style:style>
    <style:style style:name="P9" style:family="paragraph" style:parent-style-name="Standard">
      <style:text-properties officeooo:paragraph-rsid="001a4d30"/>
    </style:style>
    <style:style style:name="P10" style:family="paragraph" style:parent-style-name="Standard">
      <style:text-properties officeooo:paragraph-rsid="001b531b"/>
    </style:style>
    <style:style style:name="P11" style:family="paragraph" style:parent-style-name="Standard">
      <style:paragraph-properties fo:break-before="page"/>
      <style:text-properties officeooo:paragraph-rsid="0016083c"/>
    </style:style>
    <style:style style:name="T1" style:family="text">
      <style:text-properties officeooo:rsid="000ca92a"/>
    </style:style>
    <style:style style:name="T2" style:family="text">
      <style:text-properties officeooo:rsid="000dbe76"/>
    </style:style>
    <style:style style:name="T3" style:family="text">
      <style:text-properties officeooo:rsid="000f22ba"/>
    </style:style>
    <style:style style:name="T4" style:family="text">
      <style:text-properties fo:font-weight="bold" officeooo:rsid="000f22ba" style:font-weight-asian="bold" style:font-weight-complex="bold"/>
    </style:style>
    <style:style style:name="T5" style:family="text">
      <style:text-properties fo:font-weight="bold" officeooo:rsid="001310f9" style:font-weight-asian="bold" style:font-weight-complex="bold"/>
    </style:style>
    <style:style style:name="T6" style:family="text">
      <style:text-properties fo:font-weight="normal" officeooo:rsid="000f22ba" style:font-weight-asian="normal" style:font-weight-complex="normal"/>
    </style:style>
    <style:style style:name="T7" style:family="text">
      <style:text-properties fo:font-weight="normal" officeooo:rsid="00102462" style:font-weight-asian="normal" style:font-weight-complex="normal"/>
    </style:style>
    <style:style style:name="T8" style:family="text">
      <style:text-properties fo:font-weight="normal" officeooo:rsid="0011f72b" style:font-weight-asian="normal" style:font-weight-complex="normal"/>
    </style:style>
    <style:style style:name="T9" style:family="text">
      <style:text-properties fo:font-weight="normal" officeooo:rsid="001310f9" style:font-weight-asian="normal" style:font-weight-complex="normal"/>
    </style:style>
    <style:style style:name="T10" style:family="text">
      <style:text-properties fo:font-weight="normal" officeooo:rsid="00148426" style:font-weight-asian="normal" style:font-weight-complex="normal"/>
    </style:style>
    <style:style style:name="T11" style:family="text">
      <style:text-properties fo:font-weight="normal" officeooo:rsid="0015dd0b" style:font-weight-asian="normal" style:font-weight-complex="normal"/>
    </style:style>
    <style:style style:name="T12" style:family="text">
      <style:text-properties fo:font-weight="normal" officeooo:rsid="0016083c" style:font-weight-asian="normal" style:font-weight-complex="normal"/>
    </style:style>
    <style:style style:name="T13" style:family="text">
      <style:text-properties fo:font-weight="normal" officeooo:rsid="00171531" style:font-weight-asian="normal" style:font-weight-complex="normal"/>
    </style:style>
    <style:style style:name="T14" style:family="text">
      <style:text-properties fo:font-weight="normal" officeooo:rsid="00185d65" style:font-weight-asian="normal" style:font-weight-complex="normal"/>
    </style:style>
    <style:style style:name="T15" style:family="text">
      <style:text-properties fo:font-weight="normal" officeooo:rsid="001a4d30" style:font-weight-asian="normal" style:font-weight-complex="normal"/>
    </style:style>
    <style:style style:name="T16" style:family="text">
      <style:text-properties fo:font-weight="normal" officeooo:rsid="001b531b" style:font-weight-asian="normal" style:font-weight-complex="normal"/>
    </style:style>
    <style:style style:name="T17" style:family="text">
      <style:text-properties officeooo:rsid="001b531b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middle" style:vertical-rel="text" draw:ole-draw-aspect="1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7">Lucas Doyle (660626754)<text:tab/><text:tab/><text:tab/><text:tab/><text:tab/><text:tab/> <text:tab/> <text:s text:c="9"/>Canos HW 1 – 2/03/11</text:span></text:p>
      <text:list xml:id="list1622733651" text:style-name="L1">
        <text:list-item>
          <text:list>
            <text:list-header>
              <text:p text:style-name="P5"><text:span text:style-name="T3"/></text:p>
            </text:list-header>
            <text:list-item>
              <text:p text:style-name="P5"><text:span text:style-name="T3"/></text:p>
              <text:p text:style-name="P5"><text:span text:style-name="T3"/></text:p>
              <text:list>
                <text:list-item>
                  <text:p text:style-name="P1"><text:span text:style-name="T1">3</text:span></text:p>
                </text:list-item>
                <text:list-item>
                  <text:p text:style-name="P1"><text:span text:style-name="T1">7</text:span></text:p>
                </text:list-item>
                <text:list-item>
                  <text:p text:style-name="P2"><text:span text:style-name="T2">8</text:span></text:p>
                </text:list-item>
                <text:list-item>
                  <text:p text:style-name="P2"><text:span text:style-name="T2">1</text:span></text:p>
                </text:list-item>
                <text:list-item>
                  <text:p text:style-name="P2"><text:span text:style-name="T2">12</text:span></text:p>
                </text:list-item>
                <text:list-item>
                  <text:p text:style-name="P2"><text:span text:style-name="T2">13</text:span></text:p>
                </text:list-item>
                <text:list-item>
                  <text:p text:style-name="P2"><text:span text:style-name="T2">5</text:span></text:p>
                </text:list-item>
                <text:list-item>
                  <text:p text:style-name="P2"><text:span text:style-name="T2">10</text:span></text:p>
                </text:list-item>
                <text:list-item>
                  <text:p text:style-name="P2"><text:span text:style-name="T2">4</text:span></text:p>
                </text:list-item>
                <text:list-item>
                  <text:p text:style-name="P2"><text:span text:style-name="T2">9</text:span></text:p>
                </text:list-item>
                <text:list-item>
                  <text:p text:style-name="P2"><text:span text:style-name="T2">11</text:span></text:p>
                </text:list-item>
                <text:list-item>
                  <text:p text:style-name="P2"><text:span text:style-name="T2">2</text:span></text:p>
                </text:list-item>
                <text:list-item>
                  <text:p text:style-name="P2"><text:span text:style-name="T2">15</text:span></text:p>
                </text:list-item>
                <text:list-item>
                  <text:p text:style-name="P2"><text:span text:style-name="T2">21</text:span></text:p>
                </text:list-item>
                <text:list-item>
                  <text:p text:style-name="P2"><text:span text:style-name="T2">25</text:span></text:p>
                </text:list-item>
                <text:list-item>
                  <text:p text:style-name="P2"><text:span text:style-name="T2">19</text:span></text:p>
                </text:list-item>
                <text:list-item>
                  <text:p text:style-name="P2"><text:span text:style-name="T2">17</text:span></text:p>
                </text:list-item>
                <text:list-item>
                  <text:p text:style-name="P2"><text:span text:style-name="T2">26</text:span></text:p>
                </text:list-item>
                <text:list-item>
                  <text:p text:style-name="P3"><text:span text:style-name="T3">18</text:span></text:p>
                </text:list-item>
                <text:list-item>
                  <text:p text:style-name="P2"><text:span text:style-name="T2">23</text:span></text:p>
                </text:list-item>
                <text:list-item>
                  <text:p text:style-name="P2"><text:span text:style-name="T2">24</text:span></text:p>
                </text:list-item>
                <text:list-item>
                  <text:p text:style-name="P2"><text:span text:style-name="T2">16</text:span></text:p>
                </text:list-item>
                <text:list-item>
                  <text:p text:style-name="P2"><text:span text:style-name="T2">14</text:span></text:p>
                </text:list-item>
                <text:list-item>
                  <text:p text:style-name="P2"><text:span text:style-name="T2">20</text:span></text:p>
                </text:list-item>
                <text:list-item>
                  <text:p text:style-name="P2"><text:span text:style-name="T2">22</text:span></text:p>
                </text:list-item>
                <text:list-item>
                  <text:p text:style-name="P2"><text:span text:style-name="T2">6</text:span></text:p>
                </text:list-item>
              </text:list>
            </text:list-item>
          </text:list>
        </text:list-item>
      </text:list>
      <text:p text:style-name="P4"><text:span text:style-name="T2"/></text:p>
      <text:p text:style-name="P4"><text:span text:style-name="T2"><text:tab/></text:span><text:span text:style-name="T4">1.2</text:span></text:p>
      <text:p text:style-name="P4"><text:span text:style-name="T4"><text:tab/><text:tab/></text:span><text:span text:style-name="T6">1.2.1</text:span></text:p>
      <text:p text:style-name="P4"><text:span text:style-name="T4"><text:tab/><text:tab/></text:span><text:span text:style-name="T6"><draw:frame draw:style-name="fr1" draw:name="Object1" text:anchor-type="as-char" svg:y="-0.3937in" svg:width="4.2252in" svg:height="0.3929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4"><text:span text:style-name="T6"><text:tab/><text:tab/></text:span></text:p>
      <text:p text:style-name="P4"><text:span text:style-name="T6"><text:tab/><text:tab/>1.2.2</text:span></text:p>
      <text:p text:style-name="P4"><text:span text:style-name="T6"><text:tab/><text:tab/></text:span><text:span text:style-name="T6"><draw:frame draw:style-name="fr2" draw:name="Object2" text:anchor-type="as-char" svg:width="4.8835in" svg:height="0.3925in" draw:z-index="1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4"><text:span text:style-name="T6"><text:tab/><text:tab/></text:span></text:p>
      <text:p text:style-name="P4"><text:span text:style-name="T7"><text:tab/><text:tab/>1.2.3</text:span></text:p>
      <text:p text:style-name="P4"><text:span text:style-name="T7"><text:tab/><text:tab/></text:span><text:span text:style-name="T7"><draw:frame draw:style-name="fr2" draw:name="Object3" text:anchor-type="as-char" svg:width="4.5598in" svg:height="0.4161in" draw:z-index="2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4"><text:span text:style-name="T7"/></text:p>
      <text:p text:style-name="P4"><text:span text:style-name="T7"><text:tab/><text:tab/></text:span><text:span text:style-name="T8">1.2.4</text:span></text:p>
      <text:p text:style-name="P4"><text:span text:style-name="T8"><text:tab/><text:tab/><text:tab/>cache = 2 microseconds</text:span></text:p>
      <text:p text:style-name="P4"><text:span text:style-name="T8"><text:tab/><text:tab/><text:tab/>DRAM = 10 * 2 = 20 microseconds</text:span></text:p>
      <text:p text:style-name="P4"><text:span text:style-name="T8"><text:tab/><text:tab/><text:tab/>disk = 100,000 * 20 = 2,000,000 microseconds</text:span></text:p>
      <text:p text:style-name="P4"><text:soft-page-break/><text:span text:style-name="T8"><text:tab/><text:tab/><text:tab/>flash = 2,000,000 / 1000 = 2,000 microseconds</text:span></text:p>
      <text:p text:style-name="P4"><text:span text:style-name="T8"/></text:p>
      <text:p text:style-name="P6"><text:span text:style-name="T4"><text:tab/>1.</text:span><text:span text:style-name="T5">3</text:span></text:p>
      <text:p text:style-name="P6"><text:span text:style-name="T5"><text:tab/><text:tab/></text:span><text:span text:style-name="T9">1.3.1</text:span></text:p>
      <text:p text:style-name="P6"><text:span text:style-name="T9"><text:tab/><text:tab/></text:span></text:p>
      <text:p text:style-name="P6"><text:span text:style-name="T9"><text:tab/><text:tab/>performance = 1 / execution time so the processor with the shortest execution time is the <text:tab/><text:tab/>best performer.</text:span></text:p>
      <text:p text:style-name="P6"><text:span text:style-name="T9"><text:tab/><text:tab/></text:span></text:p>
      <text:p text:style-name="P6"><text:span text:style-name="T9"><text:tab/><text:tab/>P1</text:span></text:p>
      <text:p text:style-name="P6"><text:span text:style-name="T9"><text:tab/><text:tab/></text:span><text:span text:style-name="T9"><draw:frame draw:style-name="fr1" draw:name="Object4" text:anchor-type="as-char" svg:y="-0.3937in" svg:width="4.1283in" svg:height="0.4165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<text:p text:style-name="P6"><text:span text:style-name="T9"><text:tab/><text:tab/></text:span></text:p>
      <text:p text:style-name="P6"><text:span text:style-name="T9"><text:tab/><text:tab/>P2</text:span></text:p>
      <text:p text:style-name="P6"><text:span text:style-name="T9"><text:tab/><text:tab/></text:span><text:span text:style-name="T9"><draw:frame draw:style-name="fr1" draw:name="Object5" text:anchor-type="as-char" svg:y="-0.3937in" svg:width="4.3311in" svg:height="0.4165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p>
      <text:p text:style-name="P6"><text:span text:style-name="T9"/></text:p>
      <text:p text:style-name="P6"><text:span text:style-name="T9"><text:tab/><text:tab/>P3</text:span></text:p>
      <text:p text:style-name="P6"><text:span text:style-name="T9"><text:tab/><text:tab/></text:span><text:span text:style-name="T9"><draw:frame draw:style-name="fr1" draw:name="Object6" text:anchor-type="as-char" svg:y="-0.3937in" svg:width="4.2055in" svg:height="0.4165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p>
      <text:p text:style-name="P6"><text:span text:style-name="T9"><text:tab/><text:tab/></text:span></text:p>
      <text:p text:style-name="P6"><text:span text:style-name="T9"><text:tab/><text:tab/></text:span><text:span text:style-name="T10">So we conclude that performance, from best to worst, is P2 P1 and </text:span><text:span text:style-name="T12">finally </text:span><text:span text:style-name="T10">P3.</text:span></text:p>
      <text:p text:style-name="P6"><text:span text:style-name="T10"/></text:p>
      <text:p text:style-name="P6"><text:span text:style-name="T10"><text:tab/><text:tab/></text:span><text:span text:style-name="T11">1.3.2</text:span></text:p>
      <text:p text:style-name="P7"><text:span text:style-name="T9"><text:tab/><text:tab/></text:span></text:p>
      <text:p text:style-name="P7"><text:span text:style-name="T9"><text:tab/><text:tab/>P1</text:span></text:p>
      <text:p text:style-name="P7"><text:span text:style-name="T9"><text:tab/><text:tab/></text:span><text:span text:style-name="T9"><draw:frame draw:style-name="fr1" draw:name="Object7" text:anchor-type="as-char" svg:y="-0.3937in" svg:width="3.7063in" svg:height="0.4165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p>
      <text:p text:style-name="P7"><text:span text:style-name="T9"><text:tab/><text:tab/></text:span><text:span text:style-name="T9"><draw:frame draw:style-name="fr1" draw:name="Object8" text:anchor-type="as-char" svg:y="-0.3937in" svg:width="3.3839in" svg:height="0.3929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p>
      <text:p text:style-name="P7"><text:span text:style-name="T9"/></text:p>
      <text:p text:style-name="P7"><text:span text:style-name="T11"><text:tab/><text:tab/></text:span><text:span text:style-name="T9">P</text:span><text:span text:style-name="T12">2</text:span></text:p>
      <text:p text:style-name="P7"><text:span text:style-name="T9"><text:tab/><text:tab/></text:span><text:span text:style-name="T9"><draw:frame draw:style-name="fr1" draw:name="Object9" text:anchor-type="as-char" svg:y="-0.3937in" svg:width="3.7063in" svg:height="0.4165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p>
      <text:p text:style-name="P7"><text:span text:style-name="T9"><text:tab/><text:tab/></text:span><text:span text:style-name="T9"><draw:frame draw:style-name="fr1" draw:name="Object10" text:anchor-type="as-char" svg:y="-0.3937in" svg:width="3.5071in" svg:height="0.3929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p>
      <text:p text:style-name="P7"><text:span text:style-name="T9"/></text:p>
      <text:p text:style-name="P7"><text:span text:style-name="T11"><text:tab/><text:tab/></text:span><text:span text:style-name="T9">P</text:span><text:span text:style-name="T12">3</text:span></text:p>
      <text:p text:style-name="P7"><text:span text:style-name="T9"><text:tab/><text:tab/></text:span><text:span text:style-name="T9"><draw:frame draw:style-name="fr1" draw:name="Object11" text:anchor-type="as-char" svg:y="-0.3937in" svg:width="3.7063in" svg:height="0.4165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p>
      <text:p text:style-name="P7"><text:span text:style-name="T9"><text:tab/><text:tab/></text:span><text:span text:style-name="T9"><draw:frame draw:style-name="fr1" draw:name="Object12" text:anchor-type="as-char" svg:y="-0.3937in" svg:width="3.298in" svg:height="0.3929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p>
      <text:p text:style-name="P7"><text:span text:style-name="T9"/></text:p>
      <text:p text:style-name="P11"><text:span text:style-name="T11"><text:tab/><text:tab/></text:span><text:span text:style-name="T13">1.3.3</text:span></text:p>
      <text:p text:style-name="P7"><text:span text:style-name="T13"><text:tab/><text:tab/></text:span></text:p>
      <text:p text:style-name="P7"><text:span text:style-name="T13"><text:tab/><text:tab/></text:span><text:span text:style-name="T14">P1</text:span></text:p>
      <text:p text:style-name="P7"><text:span text:style-name="T14"><text:tab/><text:tab/></text:span><text:span text:style-name="T14"><draw:frame draw:style-name="fr1" draw:name="Object13" text:anchor-type="as-char" svg:y="-0.3937in" svg:width="3.6228in" svg:height="0.4244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p>
      <text:p text:style-name="P7"><text:span text:style-name="T14"/></text:p>
      <text:p text:style-name="P8"/>
      <text:p text:style-name="P8"><text:span text:style-name="T13"><text:tab/><text:tab/></text:span><text:span text:style-name="T14">P2</text:span></text:p>
      <text:p text:style-name="P8"><text:span text:style-name="T14"><text:tab/><text:tab/></text:span><text:span text:style-name="T14"><draw:frame draw:style-name="fr1" draw:name="Object14" text:anchor-type="as-char" svg:y="-0.3937in" svg:width="3.4189in" svg:height="0.4244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p>
      <text:p text:style-name="P8"><text:span text:style-name="T14"/></text:p>
      <text:p text:style-name="P8"><text:span text:style-name="T13"><text:tab/><text:tab/></text:span><text:span text:style-name="T14">P3</text:span></text:p>
      <text:p text:style-name="P8"><text:span text:style-name="T14"><text:tab/><text:tab/></text:span><text:span text:style-name="T14"><draw:frame draw:style-name="fr1" draw:name="Object15" text:anchor-type="as-char" svg:y="-0.3937in" svg:width="3.548in" svg:height="0.4244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p>
      <text:p text:style-name="P8"><text:span text:style-name="T14"/></text:p>
      <text:p text:style-name="P8"><text:span text:style-name="T14"><text:tab/><text:tab/>1.3.4</text:span></text:p>
      <text:p text:style-name="P8"><text:span text:style-name="T14"/></text:p>
      <text:p text:style-name="P8"><text:span text:style-name="T14"><text:tab/><text:tab/></text:span><text:span text:style-name="T16">This does not make sense. Why are they all &gt;1?</text:span></text:p>
      <text:p text:style-name="P10"><text:span text:style-name="T14"><text:tab/><text:tab/></text:span></text:p>
      <text:p text:style-name="P10"><text:span text:style-name="T14"><text:tab/><text:tab/>P</text:span><text:span text:style-name="T15">1</text:span></text:p>
      <text:p text:style-name="P9"><text:span text:style-name="T14"><text:tab/><text:tab/></text:span><text:span text:style-name="T14"><draw:frame draw:style-name="fr1" draw:name="Object16" text:anchor-type="as-char" svg:y="-0.3937in" svg:width="3.0689in" svg:height="0.4402in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p>
      <text:p text:style-name="P9"><text:span text:style-name="T14"/></text:p>
      <text:p text:style-name="P9"><text:span text:style-name="T14"><text:tab/><text:tab/>P</text:span><text:span text:style-name="T15">2</text:span></text:p>
      <text:p text:style-name="P9"><text:span text:style-name="T14"><text:tab/><text:tab/></text:span><text:span text:style-name="T14"><draw:frame draw:style-name="fr1" draw:name="Object17" text:anchor-type="as-char" svg:y="-0.3937in" svg:width="2.9819in" svg:height="0.4402in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p>
      <text:p text:style-name="P9"><text:span text:style-name="T14"/></text:p>
      <text:p text:style-name="P9"><text:span text:style-name="T14"><text:tab/><text:tab/>P</text:span><text:span text:style-name="T15">3</text:span></text:p>
      <text:p text:style-name="P9"><text:span text:style-name="T14"><text:tab/><text:tab/></text:span><text:span text:style-name="T14"><draw:frame draw:style-name="fr1" draw:name="Object18" text:anchor-type="as-char" svg:y="-0.3937in" svg:width="3.0634in" svg:height="0.4402in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p>
      <text:p text:style-name="P9"><text:span text:style-name="T14"/></text:p>
      <text:p text:style-name="P9"><text:span text:style-name="T14"><text:tab/><text:tab/></text:span><text:span text:style-name="T15">1.3.5</text:span></text:p>
      <text:p text:style-name="P9"><text:span text:style-name="T15"/></text:p>
      <text:p text:style-name="P9"><text:span text:style-name="T14"><text:tab/><text:tab/></text:span><text:span text:style-name="T14"><draw:frame draw:style-name="fr1" draw:name="Object19" text:anchor-type="as-char" svg:y="-0.3937in" svg:width="4.2752in" svg:height="0.4165in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ke </meta:initial-creator>
    <meta:creation-date>2011-02-03T03:16:34</meta:creation-date>
    <dc:date>2011-02-03T10:50:36</dc:date>
    <dc:creator>luke </dc:creator>
    <meta:editing-duration>PT06H03M21S</meta:editing-duration>
    <meta:editing-cycles>4</meta:editing-cycles>
    <meta:generator>OpenOffice.org/3.2$Linux OpenOffice.org_project/320m19$Build-9505</meta:generator>
    <meta:document-statistic meta:table-count="0" meta:image-count="0" meta:object-count="19" meta:page-count="3" meta:paragraph-count="85" meta:word-count="154" meta:character-count="887"/>
  </office:meta>
</office:document-meta>
</file>

<file path=Object 1/content.xml><?xml version="1.0" encoding="utf-8"?>
<math xmlns="http://www.w3.org/1998/Math/MathML">
  <semantics>
    <mrow>
      <mrow>
        <mrow>
          <mrow>
            <mrow>
              <mfrac>
                <mrow>
                  <mn>8</mn>
                  <mi mathvariant="italic">bits</mi>
                </mrow>
                <mi mathvariant="italic">colors</mi>
              </mfrac>
              <mi mathvariant="normal">×</mi>
              <mfrac>
                <mrow>
                  <mn>3</mn>
                  <mi mathvariant="italic">colors</mi>
                </mrow>
                <mi mathvariant="italic">pixels</mi>
              </mfrac>
            </mrow>
            <mi mathvariant="normal">×</mi>
            <mfrac>
              <mrow>
                <mrow>
                  <mn>1280</mn>
                  <mi mathvariant="normal">×</mi>
                  <mn>800</mn>
                </mrow>
                <mi mathvariant="italic">pixels</mi>
              </mrow>
              <mn>1</mn>
            </mfrac>
          </mrow>
          <mi mathvariant="normal">×</mi>
          <mfrac>
            <mrow>
              <mn>1</mn>
              <mi mathvariant="italic">byte</mi>
            </mrow>
            <mrow>
              <mn>8</mn>
              <mi mathvariant="italic">bits</mi>
            </mrow>
          </mfrac>
        </mrow>
        <mi mathvariant="normal">=</mi>
        <mn>3072000</mn>
      </mrow>
      <mi mathvariant="italic">bytes</mi>
    </mrow>
    <annotation encoding="StarMath 5.0">{{8 bits} over {colors}} times {{3 colors} over {pixels}} times {{1280 times 800 pixels} over {1}} times {{1 byte} over {8 bits}} = 3072000 bytes</annotation>
  </semantics>
</math>
</file>

<file path=Object 10/content.xml><?xml version="1.0" encoding="utf-8"?>
<math xmlns="http://www.w3.org/1998/Math/MathML">
  <semantics>
    <mrow>
      <mrow>
        <mrow>
          <mrow>
            <mrow>
              <mn>1.5</mn>
              <mi mathvariant="normal">⋅</mi>
              <msup>
                <mn>10</mn>
                <mn>10</mn>
              </msup>
            </mrow>
            <mi mathvariant="italic">instructions</mi>
          </mrow>
          <mi mathvariant="normal">×</mi>
          <mfrac>
            <mrow>
              <mn>1</mn>
              <mi mathvariant="italic">cycles</mi>
            </mrow>
            <mi mathvariant="italic">instruction</mi>
          </mfrac>
        </mrow>
        <mi mathvariant="normal">=</mi>
        <mrow>
          <mn>2.25</mn>
          <mi mathvariant="normal">⋅</mi>
          <msup>
            <mn>10</mn>
            <mn>10</mn>
          </msup>
        </mrow>
      </mrow>
      <mi mathvariant="italic">cycles</mi>
    </mrow>
    <annotation encoding="StarMath 5.0">{1.5 cdot 10^{10} instructions} times {{1 cycles} over {instruction}} = 2.25 cdot 10^{10} cycles</annotation>
  </semantics>
</math>
</file>

<file path=Object 11/content.xml><?xml version="1.0" encoding="utf-8"?>
<math xmlns="http://www.w3.org/1998/Math/MathML">
  <semantics>
    <mrow>
      <mrow>
        <mrow>
          <mrow>
            <mn>10</mn>
            <mi mathvariant="italic">seconds</mi>
          </mrow>
          <mi mathvariant="normal">×</mi>
          <mfrac>
            <mi mathvariant="italic">instruction</mi>
            <mrow>
              <mrow>
                <mn>8.33</mn>
                <mi mathvariant="normal">⋅</mi>
                <msup>
                  <mn>10</mn>
                  <mrow>
                    <mi mathvariant="normal">−</mi>
                    <mn>10</mn>
                  </mrow>
                </msup>
              </mrow>
              <mi mathvariant="italic">seconds</mi>
            </mrow>
          </mfrac>
        </mrow>
        <mi mathvariant="normal">=</mi>
        <mrow>
          <mn>1.2</mn>
          <mi mathvariant="normal">⋅</mi>
          <msup>
            <mn>10</mn>
            <mn>10</mn>
          </msup>
        </mrow>
      </mrow>
      <mi mathvariant="italic">instructions</mi>
    </mrow>
    <annotation encoding="StarMath 5.0">{{10 seconds}} times {{instruction} over {8.33 cdot 10^{-10} seconds }} = 1.2 cdot 10^{10} instructions</annotation>
  </semantics>
</math>
</file>

<file path=Object 12/content.xml><?xml version="1.0" encoding="utf-8"?>
<math xmlns="http://www.w3.org/1998/Math/MathML">
  <semantics>
    <mrow>
      <mrow>
        <mrow>
          <mrow>
            <mrow>
              <mn>1.2</mn>
              <mi mathvariant="normal">⋅</mi>
              <msup>
                <mn>10</mn>
                <mn>10</mn>
              </msup>
            </mrow>
            <mi mathvariant="italic">instructions</mi>
          </mrow>
          <mi mathvariant="normal">×</mi>
          <mfrac>
            <mrow>
              <mn>2.5</mn>
              <mi mathvariant="italic">cycles</mi>
            </mrow>
            <mi mathvariant="italic">instruction</mi>
          </mfrac>
        </mrow>
        <mi mathvariant="normal">=</mi>
        <mrow>
          <mn>3</mn>
          <mi mathvariant="normal">⋅</mi>
          <msup>
            <mn>10</mn>
            <mn>10</mn>
          </msup>
        </mrow>
      </mrow>
      <mi mathvariant="italic">cycles</mi>
    </mrow>
    <annotation encoding="StarMath 5.0">{1.2 cdot 10^{10} instructions} times {{2.5 cycles} over {instruction}} = 3 cdot 10^{10} cycles</annotation>
  </semantics>
</math>
</file>

<file path=Object 13/content.xml><?xml version="1.0" encoding="utf-8"?>
<math xmlns="http://www.w3.org/1998/Math/MathML">
  <semantics>
    <mrow>
      <mrow>
        <mrow>
          <mfrac>
            <mrow>
              <mrow>
                <mn>1.33</mn>
                <mi mathvariant="normal">⋅</mi>
                <msup>
                  <mn>10</mn>
                  <mn>10</mn>
                </msup>
              </mrow>
              <mi mathvariant="italic">instructions</mi>
            </mrow>
            <mrow>
              <mrow>
                <mn>10</mn>
                <mi mathvariant="normal">⋅</mi>
                <mrow>
                  <mo stretchy="false">(</mo>
                  <mrow>
                    <mn>1</mn>
                    <mi mathvariant="normal">−</mi>
                    <mn>.3</mn>
                  </mrow>
                  <mo stretchy="false">)</mo>
                </mrow>
              </mrow>
              <mi mathvariant="italic">seconds</mi>
            </mrow>
          </mfrac>
          <mi mathvariant="normal">×</mi>
          <mfrac>
            <mrow>
              <mrow>
                <mn>1.5</mn>
                <mi mathvariant="normal">⋅</mi>
                <mrow>
                  <mo stretchy="false">(</mo>
                  <mrow>
                    <mn>1</mn>
                    <mo stretchy="false">+</mo>
                    <mn>.2</mn>
                  </mrow>
                  <mo stretchy="false">)</mo>
                </mrow>
              </mrow>
              <mi mathvariant="italic">cycles</mi>
            </mrow>
            <mi mathvariant="italic">instructions</mi>
          </mfrac>
        </mrow>
        <mi mathvariant="normal">=</mi>
        <mn>3.43</mn>
      </mrow>
      <mi mathvariant="italic">GHz</mi>
    </mrow>
    <annotation encoding="StarMath 5.0">{1.33 cdot 10^{10} instructions} over {10 cdot (1-.3) seconds} times {{1.5 cdot (1 + .2) cycles} over {instructions}} = 3.43 GHz</annotation>
  </semantics>
</math>
</file>

<file path=Object 14/content.xml><?xml version="1.0" encoding="utf-8"?>
<math xmlns="http://www.w3.org/1998/Math/MathML">
  <semantics>
    <mrow>
      <mrow>
        <mrow>
          <mfrac>
            <mrow>
              <mrow>
                <mn>1.5</mn>
                <mi mathvariant="normal">⋅</mi>
                <msup>
                  <mn>10</mn>
                  <mn>10</mn>
                </msup>
              </mrow>
              <mi mathvariant="italic">instructions</mi>
            </mrow>
            <mrow>
              <mrow>
                <mn>10</mn>
                <mi mathvariant="normal">⋅</mi>
                <mrow>
                  <mo stretchy="false">(</mo>
                  <mrow>
                    <mn>1</mn>
                    <mi mathvariant="normal">−</mi>
                    <mn>.3</mn>
                  </mrow>
                  <mo stretchy="false">)</mo>
                </mrow>
              </mrow>
              <mi mathvariant="italic">seconds</mi>
            </mrow>
          </mfrac>
          <mi mathvariant="normal">×</mi>
          <mfrac>
            <mrow>
              <mrow>
                <mn>1</mn>
                <mi mathvariant="normal">⋅</mi>
                <mrow>
                  <mo stretchy="false">(</mo>
                  <mrow>
                    <mn>1</mn>
                    <mo stretchy="false">+</mo>
                    <mn>.2</mn>
                  </mrow>
                  <mo stretchy="false">)</mo>
                </mrow>
              </mrow>
              <mi mathvariant="italic">cycles</mi>
            </mrow>
            <mi mathvariant="italic">instructions</mi>
          </mfrac>
        </mrow>
        <mi mathvariant="normal">=</mi>
        <mn>2.57</mn>
      </mrow>
      <mi mathvariant="italic">GHz</mi>
    </mrow>
    <annotation encoding="StarMath 5.0">{1.5 cdot 10^{10} instructions} over {10 cdot (1-.3) seconds} times {{1 cdot (1 + .2) cycles} over {instructions}} = 2.57 GHz</annotation>
  </semantics>
</math>
</file>

<file path=Object 15/content.xml><?xml version="1.0" encoding="utf-8"?>
<math xmlns="http://www.w3.org/1998/Math/MathML">
  <semantics>
    <mrow>
      <mrow>
        <mrow>
          <mfrac>
            <mrow>
              <mrow>
                <mn>1.2</mn>
                <mi mathvariant="normal">⋅</mi>
                <msup>
                  <mn>10</mn>
                  <mn>10</mn>
                </msup>
              </mrow>
              <mi mathvariant="italic">instructions</mi>
            </mrow>
            <mrow>
              <mrow>
                <mn>10</mn>
                <mi mathvariant="normal">⋅</mi>
                <mrow>
                  <mo stretchy="false">(</mo>
                  <mrow>
                    <mn>1</mn>
                    <mi mathvariant="normal">−</mi>
                    <mn>.3</mn>
                  </mrow>
                  <mo stretchy="false">)</mo>
                </mrow>
              </mrow>
              <mi mathvariant="italic">seconds</mi>
            </mrow>
          </mfrac>
          <mi mathvariant="normal">×</mi>
          <mfrac>
            <mrow>
              <mrow>
                <mn>2.5</mn>
                <mi mathvariant="normal">⋅</mi>
                <mrow>
                  <mo stretchy="false">(</mo>
                  <mrow>
                    <mn>1</mn>
                    <mo stretchy="false">+</mo>
                    <mn>.2</mn>
                  </mrow>
                  <mo stretchy="false">)</mo>
                </mrow>
              </mrow>
              <mi mathvariant="italic">cycles</mi>
            </mrow>
            <mi mathvariant="italic">instructions</mi>
          </mfrac>
        </mrow>
        <mi mathvariant="normal">=</mi>
        <mn>5.14</mn>
      </mrow>
      <mi mathvariant="italic">GHz</mi>
    </mrow>
    <annotation encoding="StarMath 5.0">{1.2 cdot 10^{10} instructions} over {10 cdot (1-.3) seconds} times {{2.5 cdot (1 + .2) cycles} over {instructions}} = 5.14 GHz</annotation>
  </semantics>
</math>
</file>

<file path=Object 16/content.xml><?xml version="1.0" encoding="utf-8"?>
<math xmlns="http://www.w3.org/1998/Math/MathML">
  <semantics>
    <mrow>
      <mrow>
        <mrow>
          <mfrac>
            <mrow>
              <mrow>
                <mn>20</mn>
                <mi mathvariant="normal">⋅</mi>
                <msup>
                  <mn>10</mn>
                  <mn>9</mn>
                </msup>
              </mrow>
              <mi mathvariant="italic">instructions</mi>
            </mrow>
            <mrow>
              <mn>7</mn>
              <mi mathvariant="italic">seconds</mi>
            </mrow>
          </mfrac>
          <mi mathvariant="normal">×</mi>
          <mfrac>
            <mi mathvariant="italic">seconds</mi>
            <mrow>
              <mrow>
                <mn>2</mn>
                <mi mathvariant="normal">⋅</mi>
                <msup>
                  <mn>10</mn>
                  <mn>9</mn>
                </msup>
              </mrow>
              <mi mathvariant="italic">cycles</mi>
            </mrow>
          </mfrac>
        </mrow>
        <mi mathvariant="normal">=</mi>
        <mn>1.43</mn>
      </mrow>
      <mi mathvariant="italic">IPC</mi>
    </mrow>
    <annotation encoding="StarMath 5.0">{20 cdot 10^{9} instructions} over {7 seconds} times {{seconds} over {2 cdot 10^{9} cycles}} = 1.43 IPC</annotation>
  </semantics>
</math>
</file>

<file path=Object 17/content.xml><?xml version="1.0" encoding="utf-8"?>
<math xmlns="http://www.w3.org/1998/Math/MathML">
  <semantics>
    <mrow>
      <mrow>
        <mrow>
          <mfrac>
            <mrow>
              <mrow>
                <mn>30</mn>
                <mi mathvariant="normal">⋅</mi>
                <msup>
                  <mn>10</mn>
                  <mn>9</mn>
                </msup>
              </mrow>
              <mi mathvariant="italic">instructions</mi>
            </mrow>
            <mrow>
              <mn>10</mn>
              <mi mathvariant="italic">seconds</mi>
            </mrow>
          </mfrac>
          <mi mathvariant="normal">×</mi>
          <mfrac>
            <mi mathvariant="italic">seconds</mi>
            <mrow>
              <mrow>
                <mn>1.5</mn>
                <mi mathvariant="normal">⋅</mi>
                <msup>
                  <mn>10</mn>
                  <mn>9</mn>
                </msup>
              </mrow>
              <mi mathvariant="italic">cycles</mi>
            </mrow>
          </mfrac>
        </mrow>
        <mi mathvariant="normal">=</mi>
        <mn>2</mn>
      </mrow>
      <mi mathvariant="italic">IPC</mi>
    </mrow>
    <annotation encoding="StarMath 5.0">{30 cdot 10^{9} instructions} over {10 seconds} times {{seconds} over {1.5 cdot 10^{9} cycles}} = 2 IPC</annotation>
  </semantics>
</math>
</file>

<file path=Object 18/content.xml><?xml version="1.0" encoding="utf-8"?>
<math xmlns="http://www.w3.org/1998/Math/MathML">
  <semantics>
    <mrow>
      <mrow>
        <mrow>
          <mfrac>
            <mrow>
              <mrow>
                <mn>90</mn>
                <mi mathvariant="normal">⋅</mi>
                <msup>
                  <mn>10</mn>
                  <mn>9</mn>
                </msup>
              </mrow>
              <mi mathvariant="italic">instructions</mi>
            </mrow>
            <mrow>
              <mn>9</mn>
              <mi mathvariant="italic">seconds</mi>
            </mrow>
          </mfrac>
          <mi mathvariant="normal">×</mi>
          <mfrac>
            <mi mathvariant="italic">seconds</mi>
            <mrow>
              <mrow>
                <mn>3</mn>
                <mi mathvariant="normal">⋅</mi>
                <msup>
                  <mn>10</mn>
                  <mn>9</mn>
                </msup>
              </mrow>
              <mi mathvariant="italic">cycles</mi>
            </mrow>
          </mfrac>
        </mrow>
        <mi mathvariant="normal">=</mi>
        <mn>3.33</mn>
      </mrow>
      <mi mathvariant="italic">IPC</mi>
    </mrow>
    <annotation encoding="StarMath 5.0">{90 cdot 10^{9} instructions} over {9 seconds} times {{seconds} over {3 cdot 10^{9} cycles}} = 3.33 IPC</annotation>
  </semantics>
</math>
</file>

<file path=Object 19/content.xml><?xml version="1.0" encoding="utf-8"?>
<math xmlns="http://www.w3.org/1998/Math/MathML">
  <semantics>
    <mrow>
      <mrow>
        <mrow>
          <mrow>
            <mfrac>
              <mrow>
                <mn>2</mn>
                <mi mathvariant="italic">instructions</mi>
              </mrow>
              <mi mathvariant="italic">cycle</mi>
            </mfrac>
            <mi mathvariant="normal">×</mi>
            <mfrac>
              <mrow>
                <mrow>
                  <mn>1.5</mn>
                  <mi mathvariant="normal">⋅</mi>
                  <msup>
                    <mn>10</mn>
                    <mn>9</mn>
                  </msup>
                </mrow>
                <mi mathvariant="italic">cycles</mi>
              </mrow>
              <mi mathvariant="italic">seconds</mi>
            </mfrac>
          </mrow>
          <mi mathvariant="normal">×</mi>
          <mrow>
            <mn>9</mn>
            <mi mathvariant="italic">seconds</mi>
          </mrow>
        </mrow>
        <mi mathvariant="normal">=</mi>
        <mrow>
          <mn>27</mn>
          <mi mathvariant="normal">⋅</mi>
          <msup>
            <mn>10</mn>
            <mn>9</mn>
          </msup>
        </mrow>
      </mrow>
      <mi mathvariant="italic">instructions</mi>
    </mrow>
    <annotation encoding="StarMath 5.0">{2 instructions} over {cycle} times {{1.5 cdot 10^{9} cycles} over {seconds}} times {9 seconds}= 27 cdot 10^9 instructions</annotation>
  </semantics>
</math>
</file>

<file path=Object 2/content.xml><?xml version="1.0" encoding="utf-8"?>
<math xmlns="http://www.w3.org/1998/Math/MathML">
  <semantics>
    <mrow>
      <mrow>
        <mrow>
          <mrow>
            <mrow>
              <mrow>
                <mfrac>
                  <mrow>
                    <mn>1</mn>
                    <mi mathvariant="italic">frame</mi>
                  </mrow>
                  <mrow>
                    <mn>3072000</mn>
                    <mi mathvariant="italic">bytes</mi>
                  </mrow>
                </mfrac>
                <mi mathvariant="normal">×</mi>
                <mfrac>
                  <mrow>
                    <mn>2</mn>
                    <mi mathvariant="italic">GB</mi>
                  </mrow>
                  <mn>1</mn>
                </mfrac>
              </mrow>
              <mi mathvariant="normal">×</mi>
              <mfrac>
                <mrow>
                  <mn>1024</mn>
                  <mi mathvariant="italic">MB</mi>
                </mrow>
                <mrow>
                  <mn>1</mn>
                  <mi mathvariant="italic">GB</mi>
                </mrow>
              </mfrac>
            </mrow>
            <mi mathvariant="normal">×</mi>
            <mfrac>
              <mrow>
                <mn>1024</mn>
                <mi mathvariant="italic">KB</mi>
              </mrow>
              <mrow>
                <mn>1</mn>
                <mi mathvariant="italic">MB</mi>
              </mrow>
            </mfrac>
          </mrow>
          <mi mathvariant="normal">×</mi>
          <mfrac>
            <mrow>
              <mn>1024</mn>
              <mi mathvariant="italic">bytes</mi>
            </mrow>
            <mrow>
              <mn>1</mn>
              <mi mathvariant="italic">KB</mi>
            </mrow>
          </mfrac>
        </mrow>
        <mi mathvariant="normal">=</mi>
        <mn>699</mn>
      </mrow>
      <mi mathvariant="italic">frames</mi>
    </mrow>
    <annotation encoding="StarMath 5.0">{{1 frame} over {3072000 bytes}} times {{2 GB} over {1}} times {{1024 MB} over {1 GB}} times {{1024 KB} over {1 MB}} times {{1024 bytes} over {1 KB}} = 699 frames</annotation>
  </semantics>
</math>
</file>

<file path=Object 3/content.xml><?xml version="1.0" encoding="utf-8"?>
<math xmlns="http://www.w3.org/1998/Math/MathML">
  <semantics>
    <mrow>
      <mrow>
        <mrow>
          <mrow>
            <mrow>
              <mfrac>
                <mrow>
                  <mn>1</mn>
                  <mi mathvariant="italic">second</mi>
                </mrow>
                <mrow>
                  <mn>1</mn>
                  <mi mathvariant="italic">gigabit</mi>
                </mrow>
              </mfrac>
              <mi mathvariant="normal">×</mi>
              <mfrac>
                <mrow>
                  <mn>1</mn>
                  <mi mathvariant="italic">gigabit</mi>
                </mrow>
                <mrow>
                  <mrow>
                    <mn>125</mn>
                    <mi mathvariant="normal">×</mi>
                    <msup>
                      <mn>10</mn>
                      <mn>6</mn>
                    </msup>
                  </mrow>
                  <mi mathvariant="italic">bytes</mi>
                </mrow>
              </mfrac>
            </mrow>
            <mi mathvariant="normal">×</mi>
            <mfrac>
              <mrow>
                <mn>256</mn>
                <mi mathvariant="italic">KB</mi>
              </mrow>
              <mn>1</mn>
            </mfrac>
          </mrow>
          <mi mathvariant="normal">×</mi>
          <mfrac>
            <mrow>
              <mn>1024</mn>
              <mi mathvariant="italic">bytes</mi>
            </mrow>
            <mrow>
              <mn>1</mn>
              <mi mathvariant="italic">KB</mi>
            </mrow>
          </mfrac>
        </mrow>
        <mi mathvariant="normal">=</mi>
        <mn>0.0021</mn>
      </mrow>
      <mi mathvariant="italic">seconds</mi>
    </mrow>
    <annotation encoding="StarMath 5.0">{{1 second} over {1 gigabit}} times {{1 gigabit} over {125 times 10^{6} bytes}} times {{256 KB} over {1}} times {{1024 bytes} over {1 KB}} = 0.0021 seconds</annotation>
  </semantics>
</math>
</file>

<file path=Object 4/content.xml><?xml version="1.0" encoding="utf-8"?>
<math xmlns="http://www.w3.org/1998/Math/MathML">
  <semantics>
    <mrow>
      <mrow>
        <mrow>
          <mfrac>
            <mrow>
              <mn>1.5</mn>
              <mi mathvariant="italic">cycles</mi>
            </mrow>
            <mi mathvariant="italic">instruction</mi>
          </mfrac>
          <mi mathvariant="normal">×</mi>
          <mfrac>
            <mi mathvariant="italic">second</mi>
            <mrow>
              <mrow>
                <mn>2</mn>
                <mi mathvariant="normal">⋅</mi>
                <msup>
                  <mn>10</mn>
                  <mn>9</mn>
                </msup>
              </mrow>
              <mi mathvariant="italic">cycles</mi>
            </mrow>
          </mfrac>
        </mrow>
        <mi mathvariant="normal">=</mi>
        <mrow>
          <mn>7.5</mn>
          <mi mathvariant="normal">⋅</mi>
          <msup>
            <mn>10</mn>
            <mrow>
              <mi mathvariant="normal">−</mi>
              <mn>10</mn>
            </mrow>
          </msup>
        </mrow>
      </mrow>
      <mi mathvariant="italic">seconds</mi>
      <mi mathvariant="italic">per</mi>
      <mi mathvariant="italic">instruction</mi>
    </mrow>
    <annotation encoding="StarMath 5.0">{{1.5 cycles} over {instruction}} times {{second} over {2 cdot 10^{9} cycles}} = 7.5 cdot 10^{-10} seconds per instruction</annotation>
  </semantics>
</math>
</file>

<file path=Object 5/content.xml><?xml version="1.0" encoding="utf-8"?>
<math xmlns="http://www.w3.org/1998/Math/MathML">
  <semantics>
    <mrow>
      <mrow>
        <mrow>
          <mfrac>
            <mrow>
              <mn>1</mn>
              <mi mathvariant="italic">cycles</mi>
            </mrow>
            <mi mathvariant="italic">instruction</mi>
          </mfrac>
          <mi mathvariant="normal">×</mi>
          <mfrac>
            <mi mathvariant="italic">second</mi>
            <mrow>
              <mrow>
                <mn>1.5</mn>
                <mi mathvariant="normal">⋅</mi>
                <msup>
                  <mn>10</mn>
                  <mn>9</mn>
                </msup>
              </mrow>
              <mi mathvariant="italic">cycles</mi>
            </mrow>
          </mfrac>
        </mrow>
        <mi mathvariant="normal">=</mi>
        <mrow>
          <mn>6.67</mn>
          <mi mathvariant="normal">⋅</mi>
          <msup>
            <mn>10</mn>
            <mrow>
              <mi mathvariant="normal">−</mi>
              <mn>10</mn>
            </mrow>
          </msup>
        </mrow>
      </mrow>
      <mi mathvariant="italic">seconds</mi>
      <mi mathvariant="italic">per</mi>
      <mi mathvariant="italic">instruction</mi>
    </mrow>
    <annotation encoding="StarMath 5.0">{{1 cycles} over {instruction}} times {{second} over {1.5 cdot 10^{9} cycles}} = 6.67 cdot 10^{-10} seconds per instruction</annotation>
  </semantics>
</math>
</file>

<file path=Object 6/content.xml><?xml version="1.0" encoding="utf-8"?>
<math xmlns="http://www.w3.org/1998/Math/MathML">
  <semantics>
    <mrow>
      <mrow>
        <mrow>
          <mfrac>
            <mrow>
              <mn>2.5</mn>
              <mi mathvariant="italic">cycles</mi>
            </mrow>
            <mi mathvariant="italic">instruction</mi>
          </mfrac>
          <mi mathvariant="normal">×</mi>
          <mfrac>
            <mi mathvariant="italic">second</mi>
            <mrow>
              <mrow>
                <mn>3</mn>
                <mi mathvariant="normal">⋅</mi>
                <msup>
                  <mn>10</mn>
                  <mn>9</mn>
                </msup>
              </mrow>
              <mi mathvariant="italic">cycles</mi>
            </mrow>
          </mfrac>
        </mrow>
        <mi mathvariant="normal">=</mi>
        <mrow>
          <mn>8.33</mn>
          <mi mathvariant="normal">⋅</mi>
          <msup>
            <mn>10</mn>
            <mrow>
              <mi mathvariant="normal">−</mi>
              <mn>10</mn>
            </mrow>
          </msup>
        </mrow>
      </mrow>
      <mi mathvariant="italic">seconds</mi>
      <mi mathvariant="italic">per</mi>
      <mi mathvariant="italic">instruction</mi>
    </mrow>
    <annotation encoding="StarMath 5.0">{{2.5 cycles} over {instruction}} times {{second} over {3 cdot 10^{9} cycles}} = 8.33 cdot 10^{-10} seconds per instruction</annotation>
  </semantics>
</math>
</file>

<file path=Object 7/content.xml><?xml version="1.0" encoding="utf-8"?>
<math xmlns="http://www.w3.org/1998/Math/MathML">
  <semantics>
    <mrow>
      <mrow>
        <mrow>
          <mrow>
            <mn>10</mn>
            <mi mathvariant="italic">seconds</mi>
          </mrow>
          <mi mathvariant="normal">×</mi>
          <mfrac>
            <mi mathvariant="italic">instruction</mi>
            <mrow>
              <mrow>
                <mn>7.5</mn>
                <mi mathvariant="normal">⋅</mi>
                <msup>
                  <mn>10</mn>
                  <mrow>
                    <mi mathvariant="normal">−</mi>
                    <mn>10</mn>
                  </mrow>
                </msup>
              </mrow>
              <mi mathvariant="italic">seconds</mi>
            </mrow>
          </mfrac>
        </mrow>
        <mi mathvariant="normal">=</mi>
        <mrow>
          <mn>1.33</mn>
          <mi mathvariant="normal">⋅</mi>
          <msup>
            <mn>10</mn>
            <mn>10</mn>
          </msup>
        </mrow>
      </mrow>
      <mi mathvariant="italic">instructions</mi>
    </mrow>
    <annotation encoding="StarMath 5.0">{{10 seconds}} times {{instruction} over {7.5 cdot 10^{-10} seconds }} = 1.33 cdot 10^{10} instructions</annotation>
  </semantics>
</math>
</file>

<file path=Object 8/content.xml><?xml version="1.0" encoding="utf-8"?>
<math xmlns="http://www.w3.org/1998/Math/MathML">
  <semantics>
    <mrow>
      <mrow>
        <mrow>
          <mrow>
            <mrow>
              <mn>1.33</mn>
              <mi mathvariant="normal">⋅</mi>
              <msup>
                <mn>10</mn>
                <mn>10</mn>
              </msup>
            </mrow>
            <mi mathvariant="italic">instructions</mi>
          </mrow>
          <mi mathvariant="normal">×</mi>
          <mfrac>
            <mrow>
              <mn>1.5</mn>
              <mi mathvariant="italic">cycles</mi>
            </mrow>
            <mi mathvariant="italic">instruction</mi>
          </mfrac>
        </mrow>
        <mi mathvariant="normal">=</mi>
        <mrow>
          <mn>2</mn>
          <mi mathvariant="normal">⋅</mi>
          <msup>
            <mn>10</mn>
            <mn>10</mn>
          </msup>
        </mrow>
      </mrow>
      <mi mathvariant="italic">cycles</mi>
    </mrow>
    <annotation encoding="StarMath 5.0">{1.33 cdot 10^{10} instructions} times {{1.5 cycles} over {instruction}} = 2 cdot 10^{10} cycles</annotation>
  </semantics>
</math>
</file>

<file path=Object 9/content.xml><?xml version="1.0" encoding="utf-8"?>
<math xmlns="http://www.w3.org/1998/Math/MathML">
  <semantics>
    <mrow>
      <mrow>
        <mrow>
          <mrow>
            <mn>10</mn>
            <mi mathvariant="italic">seconds</mi>
          </mrow>
          <mi mathvariant="normal">×</mi>
          <mfrac>
            <mi mathvariant="italic">instruction</mi>
            <mrow>
              <mrow>
                <mn>6.67</mn>
                <mi mathvariant="normal">⋅</mi>
                <msup>
                  <mn>10</mn>
                  <mrow>
                    <mi mathvariant="normal">−</mi>
                    <mn>10</mn>
                  </mrow>
                </msup>
              </mrow>
              <mi mathvariant="italic">seconds</mi>
            </mrow>
          </mfrac>
        </mrow>
        <mi mathvariant="normal">=</mi>
        <mrow>
          <mn>1.5</mn>
          <mi mathvariant="normal">⋅</mi>
          <msup>
            <mn>10</mn>
            <mn>10</mn>
          </msup>
        </mrow>
      </mrow>
      <mi mathvariant="italic">instructions</mi>
    </mrow>
    <annotation encoding="StarMath 5.0">{{10 seconds}} times {{instruction} over {6.67 cdot 10^{-10} seconds }} = 1.5 cdot 10^{10} instructions</annotation>
  </semantics>
</math>
</file>